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1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February 1897</text:p>
      <text:p text:style-name="P2">Month<text:tab/><text:tab/><text:tab/><text:tab/><text:tab/><text:tab/>Februar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/</text:p>
      <text:p text:style-name="P6">546 N. Fifth St./</text:p>
      <text:p text:style-name="P7">Philadelphia,/</text:p>
      <text:p text:style-name="P6"/>
      <text:p text:style-name="P6">[Front Cover]</text:p>
      <text:p text:style-name="P6">[Note: The number "140" is written in pencil and circled in the top right corner of the page.]</text:p>
      <text:p text:style-name="P7">Feb.(/)97/</text:p>
      <text:p text:style-name="P8">On Russian affairs/</text:p>
      <text:p text:style-name="P8"/>
      <text:p text:style-name="P6">[Page 1]</text:p>
      <text:p text:style-name="P6">On the 19th day of January, I stood before a large represen-/-tation of Episcopal clergymen. <text:s/>It was in obedience to the/ urging of respectable and kindly disposed women of a Christ-/-ian denomination, that I addressed that dignified Minis-/-terial body. <text:s/><text:span text:style-name="T2">They</text:span><text:span text:style-name="T4"> Those well-wishers of mankind, believed that my pleading, on the/ score of humanity, in behalf of Jews who suffer almost/ unprecedentedly sore persecutions, would stir up a community/ to healthful actions. <text:s/>The influence of a church/ powerful by reason of its wealth, </text:span><text:span text:style-name="T2">so</text:span><text:span text:style-name="T4"> highly regarded be-/-cause of the general culture of its members, and </text:span><text:span text:style-name="T2">so</text:span><text:span text:style-name="T4"> defe-/-rentially listened to </text:span><text:span text:style-name="T2">in view</text:span><text:span text:style-name="T4"> on account of the vast number of its/ adherents, would clearly show itself in Washington. <text:s/>Such/ were the hopes, </text:span><text:span text:style-name="T2">and</text:span><text:span text:style-name="T4"> therefore I overcame my natural hesitancy./ <text:s/>I was told that our government, traditionally on very/ amicable terms with that at St Petersburg, would inter-/-pose its merciful offices, so as to change for the/ better the situation of our unhappy coreligionists in the/ </text:span><text:soft-page-break/><text:span text:style-name="T4">empire of the Czar. <text:s/>Nearly a month has elapsed/ since my effort in the guild room of the Church of the/</text:span></text:p>
      <text:p text:style-name="P6"><text:span text:style-name="T4"/></text:p>
      <text:p text:style-name="P6"><text:span text:style-name="T4">[Page 2]</text:span></text:p>
      <text:p text:style-name="P6"><text:span text:style-name="T4">Epiphany, and the beneficial result of my having/ spoken has not yet been reported to me. <text:s/>Even at the/ very meeting of the 19th to which I have alluded,/ I was made painfully to feel that the sympathy/ which good people, belonging to another creed from ours,/ anticipated, was not universal. <text:s/>For at the conclusion/ of my address, one </text:span><text:span text:style-name="T2">of</text:span><text:span text:style-name="T4"> on whose support I had confidently/ relied, caustically remarked that, as Jews in Russia, tho'/ more numerous than elsewhere, form nevertheless a very/ small minority amidst the </text:span><text:span text:style-name="T2">vast</text:span><text:span text:style-name="T4"> immense population, they should ward off ill-will by re-/-nouncing the peculiar practices of their faith. <text:s/>Upon hear-/-ing such sentiments, I imagined that the spirit of Gold-/-win Smith had entered the speaker's body and it echoed/ forth the advice which that worthy gave shortly before,/ in response to an inquiry from a New York </text:span><text:span text:style-name="T5">Messenger</text:span><text:span text:style-name="T6">/ claiming to be a Jewish mouth-piece. <text:s/>Well:/ a conforming with the counsel given would really/ expedite matters much more quickly than even the/ thumb-screw of the inquisition could possibly dispatch./ <text:s/>Better still, the voluntary abjuration of Mosaic and tradi-/-tional ordinances, would secure each neophyte ten rubles,/ as a reward for his </text:span><text:span text:style-name="T3">admission to baptism acceptance</text:span><text:span text:style-name="T6"> have knelt at the baptismal font./</text:span></text:p>
      <text:p text:style-name="P6"><text:span text:style-name="T6"/></text:p>
      <text:p text:style-name="P6"><text:span text:style-name="T6">[Page 3]</text:span></text:p>
      <text:p text:style-name="P6"><text:span text:style-name="T6">Thanks, many thanks reverend sir, but my brethren are not </text:span><text:span text:style-name="T3">pre-</text:span><text:span text:style-name="T6">/</text:span><text:span text:style-name="T3">-pared</text:span><text:span text:style-name="T6"> ready to rush into the embrace of the Greek church./ <text:s/></text:span><text:span text:style-name="T3">In</text:span><text:span text:style-name="T6"> However, in a letter to a colleague of mine, I am assured that/ those I addressed are, </text:span><text:span text:style-name="T3">with me,</text:span><text:span text:style-name="T6"> with a single exception,/ with me, and that they labor quietly </text:span><text:span text:style-name="T3">but</text:span><text:span text:style-name="T6"> yet effectually./ <text:s/>Perhaps so; meanwhile the manly remonstrance of Mr/ Cummings, more guardedly worded than that of Mr Baker,/ was set aside by Congress, and another by Mr Hitt was/ offered for approval, as milder </text:span><text:span text:style-name="T3">yet</text:span><text:span text:style-name="T6"> still than either of the/ preceding ones. <text:s/>What will be its fate? <text:s/>Is diplomacy/ likely to change its heart of stone into a heart of flesh/ and melt at the tidings that reached our shores on Wed-/-nesday last? <text:s/>Or, will the United States, whose foundation stone/ lays on a protest against tyranny, </text:span><text:span text:style-name="T3">still</text:span><text:span text:style-name="T6"> continue to look on unconcerned,/ when an ally is crushing mankind to death? <text:s/>Surely: the strong </text:span><text:span text:style-name="T3">Or, will</text:span><text:span text:style-name="T6">/ free </text:span><text:span text:style-name="T3">America</text:span><text:span text:style-name="T6"> can and should heed the commandment of the greatest Legis-/-lator [Hebrew] "Stand not idly when the/ </text:span><text:span text:style-name="T3">the</text:span><text:span text:style-name="T6"> blood of thy neighbor is being shed."? <text:s/>For the/ honor of the country, </text:span><text:span text:style-name="T3">deemed</text:span><text:span text:style-name="T6"> held by the oppressed as an anchor of/</text:span></text:p>
      <text:p text:style-name="P6"><text:span text:style-name="T6"/></text:p>
      <text:p text:style-name="P6"><text:span text:style-name="T6">[Page 4]</text:span></text:p>
      <text:p text:style-name="P6"><text:span text:style-name="T6">salvation, I fondly cherish the hope that a voice/ of disapprobation will be raised, and despotism will/ blush at its inequities. <text:s/>I have said it:/ the Czar will not fling away, in a fit of anger, a/ friendly communication from the Chief Executive of sixty/ millions, asking for a less inhuman treatment of three/ millions and a half of creatures, whose greatest crime is/ that they were born Jews. <text:s/>On the Christian/ New Year, the emperor of all the Russians, read with a/ complacent smile a set of resolutions passed by American/ residents at St Petersburg, thanking him for the liberty/ which they were allowed to enjoy. <text:s/>Englishmen might/ not have fared so well. <text:s/>Probably </text:span><text:span text:style-name="T3">they</text:span><text:span text:style-name="T6"> the subjects of queen Victoria would not have drawn/ such resolutions, for, </text:span><text:span text:style-name="T3">open in</text:span><text:span text:style-name="T6"> undersigned are the political animosities/ of the Autocrat against Great Britain, and if we needed/ an illustration, the result which attended the Guildhall/ famous meeting would furnish it most strikingly. <text:s/>None/ should wonder that our unfortunate brethren lament the kindly/ interposition of England. <text:s/>When a despot of old, made/ our fathers' yoke heavier, because of Moses and Aaron's/ intercession, the </text:span><text:span text:style-name="T3">Hebrews</text:span><text:span text:style-name="T6"> enslaved exclaimed [Hebrew]/ [Hebrew]/</text:span></text:p>
      <text:p text:style-name="P6"><text:span text:style-name="T6"/></text:p>
      <text:p text:style-name="P6"><text:span text:style-name="T6">[Page 5]</text:span></text:p>
      <text:p text:style-name="P6"><text:span text:style-name="T6">"May the Lord see it and charge </text:span><text:span text:style-name="T3">a</text:span><text:span text:style-name="T6"> you with having made/ us hateful in the sight of Pharaoh and in the sight/ of his officers, as if putting a sword into their hand to/ tell us." <text:s/>It is the language of the down </text:span><text:soft-page-break/><text:span text:style-name="T6">trodden, who/ feel the iron heel on their bare necks. <text:s/>"Let us alone,/ for pity-sake", they cry "a word in our favor is the spade/ which </text:span><text:span text:style-name="T3">g</text:span><text:span text:style-name="T6"> digs out our grave. <text:s/>So likewise it has happened/ in the Egypt of the nineteenth century. <text:s/>The memo-/-rial of Dukes and prelates; of literary celebrities, and/ parliamentary magnates, was returned in insulting/ silence, and we have read </text:span><text:span text:style-name="T3">last</text:span><text:span text:style-name="T6"> on Wednesday thus: "British sympathy/ has aggravated the Jews' hard lot, which was already/ so wretched that it seemed impossible to be worse...../ The daily severities practised against the families unoffend-/-ing men, women and children are incredible and wanton./ <text:s/>Russia's reply to the Lord Mayor's respectful petition/ consists of secret circulars, ordering her officials to/ rigorously administer the anti-semetic laws, and/ to supply the legal deficiency by their own decisions,/ in harmony </text:span><text:span text:style-name="T3">on</text:span><text:span text:style-name="T6"> with the government's intolerant spi-/-rit." <text:s/>But American sympathy will insure a/ hearing, if not for a corresponding feeling, for,/</text:span></text:p>
      <text:p text:style-name="P6"><text:span text:style-name="T6"/></text:p>
      <text:p text:style-name="P6"><text:span text:style-name="T6">[Page 6]</text:span></text:p>
      <text:p text:style-name="P6"><text:span text:style-name="T6">Ameirca has no territorial jealousies, bristling up their/ angry crests against Russia. <text:s/>The two lands clasp each/ other's right hand across the Atlantic, and give one/ another warm assurances of uninterrupted good-will./ <text:s/>In the face of such horrors, as reported by late despatch-/-es, will not our Secretary of State instruct Mr Charles/ Emory Smith, our plenipotentiary, to </text:span><text:span text:style-name="T3">seek</text:span><text:span text:style-name="T6"> ask for an audience/ and--Oh! soul-degrading anomaly!--lat at the foot of as des-/-potic throne the humble request of republicans? <text:s/>My eyes/ are strained looking intently for that hoped for advent and its issue./</text:span></text:p>
      <text:p text:style-name="P6"><text:span text:style-name="T6"><text:tab/>But ardently praying for the relief of our enslaved breth-/-ren, we must prepare nevertheless for adverse cir-/-cumstances; for an influx of a foreign population/ that will hamper </text:span><text:span text:style-name="T3">us</text:span><text:span text:style-name="T6"> our exertions fearfully. <text:s/>Already it has/ been stated that one hundred and sixty Jewish families are / are on their way to Dakota, supplied with means by/ Baron de Hirsch, but I am reliably informed that that/ distant Western </text:span><text:span text:style-name="T3">territory</text:span><text:span text:style-name="T6"> state has proved inauspicious to/ the colony planted there, and that its unsuccessful/ farmers travel on foot to St Paul, to Minneapolis/ and neighboring cities, in quest of food to satisfy hunger./</text:span></text:p>
      <text:p text:style-name="P6"><text:span text:style-name="T6"/></text:p>
      <text:p text:style-name="P6"><text:span text:style-name="T6">[Page 7]</text:span></text:p>
      <text:p text:style-name="P6"><text:span text:style-name="T6">And now the knowledge that two millions and four/ hundred thousand dollars--which is the principal of the/ ten thousand dollars interest sent heretofore monthly</text:span><text:span text:style-name="T3">,</text:span><text:span text:style-name="T6">/ have been forwarded to the trustees of the Hirsch fund/ as a permanent </text:span><text:span text:style-name="T3">fund</text:span><text:span text:style-name="T6"> capital </text:span><text:span text:style-name="T3">[?]</text:span><text:span text:style-name="T6"> to be invested at pleasure by the committee,/ that knowledge, I say, will encourage many to seek our shores making </text:span><text:span text:style-name="T3">heavier</text:span><text:span text:style-name="T6"> thus still heavier the incubus/ oppressing our hearts. <text:s/>For, however we may choose/ to boast in the secular press, that we are able/ to take care of all who need our assistance, the work/ of dispensing charity wisely and efficaciously, is/ daily assuming proportions, which appall those en-/-gaged in the tremendously difficult task. <text:s/>I shall not presume/ to suggest to men who enjoy the confidence of the/ world-renowned philanthropist, how best to carry out/ the intention of the </text:span><text:span text:style-name="T3">incomparable</text:span><text:span text:style-name="T6"> singularly great donor. <text:s/>I am aware/ that in New York, a school for youths has been/ opened under the auspices of the unique benefactor,/ and it is not improbable that similar institutions/ will increase in the metropolis and elsewhere </text:span><text:span text:style-name="T3">by</text:span><text:span text:style-name="T6"> through/ the munificent gift of the </text:span><text:span text:style-name="T3">German</text:span><text:span text:style-name="T6"> Austrian Baron, but I, who/ study the wants of my fellow believers in Philadelphia,/ eagerly wish for an object, the realization of which/ has occupied my thoughts very nigh three years./</text:span></text:p>
      <text:p text:style-name="P6"><text:span text:style-name="T6"/></text:p>
      <text:p text:style-name="P6"><text:span text:style-name="T6">[Page 8]</text:span></text:p>
      <text:p text:style-name="P6"><text:span text:style-name="T6">For its sake I have spoken in this pulpit with/ a frequency which perhaps became wearisome; for/ its sake I repeatedly consulted </text:span><text:span text:style-name="T3">an un</text:span><text:span text:style-name="T6"> an untiring laborer in the/ noble scheme; for its sake I opened a correspond-/-ence with persons, who, I was assured, could approach/ the Jewish Croesus, and influence him favorably to my/ plan. <text:s/>My endeavours, have proved so far abortive./ <text:s/>The latest communication from Paris, directed me to/ the President of the New York Branch of the </text:span><text:span text:style-name="T5">Uni-</text:span><text:span text:style-name="T6">/ </text:span><text:span text:style-name="T5">-versal Israelitish Alliance</text:span><text:span text:style-name="T6">, who is also President/ of the Hirsch fund. <text:s/>He should exercise his judgment as/ to the </text:span><text:soft-page-break/><text:span text:style-name="T3">advisability</text:span><text:span text:style-name="T6"> fittest mode of furthering my project. <text:s/>I did/ not follow the course pointed out, because I hold that/ the Philadelphia trustees ought to be alive to the ne-/-cessity of devoting a notable portion of their quota/ of the yearly interest, to the erection, and maintenance/ of a comprehensive institution, </text:span><text:span text:style-name="T3">mainly to the</text:span><text:span text:style-name="T6"> an institution promotive/ of industry, of the </text:span><text:span text:style-name="T3">teaching</text:span><text:span text:style-name="T6"> cultivation of mechanics and trades, of/ English, &amp; of Hebrew, of religion and morals./</text:span></text:p>
      <text:p text:style-name="P6"><text:span text:style-name="T6">But </text:span><text:span text:style-name="T3">as I wish</text:span><text:span text:style-name="T6"> desiring to address a lad who has just completed/ his thirteenth year, I shall further refer in my next to this import/-ant topic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0T13:21:21.10</meta:creation-date>
    <meta:document-statistic meta:table-count="0" meta:image-count="0" meta:object-count="0" meta:page-count="5" meta:paragraph-count="86" meta:word-count="1807" meta:character-count="11290"/>
    <dc:date>2012-09-10T14:36:32.48</dc:date>
    <dc:creator>Penn Libraries</dc:creator>
    <meta:editing-duration>PT00H04M59S</meta:editing-duration>
    <meta:editing-cycles>1</meta:editing-cycles>
    <meta:generator>OpenOffice.org/3.2$Win32 OpenOffice.org_project/320m12$Build-9483</meta:generator>
  </office:meta>
</office:document-meta>
</file>